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3" table:default-cell-style-name="ce3"/>
        <table:table-row table:style-name="ro1">
          <table:table-cell table:number-columns-repeated="2"/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vec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vec+par</text:p>
          </table:table-cell>
          <table:table-cell table:style-name="ce1" office:value-type="string" calcext:value-type="string">
            <text:p>vec+omp</text:p>
          </table:table-cell>
          <table:table-cell table:style-name="ce1" office:value-type="string" calcext:value-type="string">
            <text:p>par+omp</text:p>
          </table:table-cell>
          <table:table-cell table:style-name="ce1" office:value-type="string" calcext:value-type="string">
            <text:p>omp</text:p>
          </table:table-cell>
          <table:table-cell table:style-name="ce1" office:value-type="string" calcext:value-type="string">
            <text:p>omp+vec+par</text:p>
          </table:table-cell>
          <table:table-cell table:style-name="Default" office:value-type="string" calcext:value-type="string">
            <text:p>omp/serial</text:p>
          </table:table-cell>
          <table:table-cell table:style-name="Default" office:value-type="string" calcext:value-type="string">
            <text:p>vec/serial</text:p>
          </table:table-cell>
          <table:table-cell table:style-name="Default" office:value-type="string" calcext:value-type="string">
            <text:p>par/serial</text:p>
          </table:table-cell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float" office:value="202.58" calcext:value-type="float">
            <text:p>202.58</text:p>
          </table:table-cell>
          <table:table-cell office:value-type="float" office:value="182.315" calcext:value-type="float">
            <text:p>182.32</text:p>
          </table:table-cell>
          <table:table-cell office:value-type="float" office:value="618.4" calcext:value-type="float">
            <text:p>618.40</text:p>
          </table:table-cell>
          <table:table-cell office:value-type="float" office:value="702.57" calcext:value-type="float">
            <text:p>702.57</text:p>
          </table:table-cell>
          <table:table-cell office:value-type="float" office:value="94.01" calcext:value-type="float">
            <text:p>94.01</text:p>
          </table:table-cell>
          <table:table-cell office:value-type="float" office:value="95.82" calcext:value-type="float">
            <text:p>95.82</text:p>
          </table:table-cell>
          <table:table-cell office:value-type="float" office:value="96" calcext:value-type="float">
            <text:p>96.00</text:p>
          </table:table-cell>
          <table:table-cell office:value-type="float" office:value="92.26" calcext:value-type="float">
            <text:p>92.26</text:p>
          </table:table-cell>
          <table:table-cell table:formula="of:=[.C3]/[.I3]" office:value-type="float" office:value="2.11020833333333" calcext:value-type="float">
            <text:p>2.11</text:p>
          </table:table-cell>
          <table:table-cell table:formula="of:=[.C3]/[.D3]" office:value-type="float" office:value="1.11115377231714" calcext:value-type="float">
            <text:p>1.11</text:p>
          </table:table-cell>
          <table:table-cell table:formula="of:=[.C3]/[.E3]" office:value-type="float" office:value="0.327587322121604" calcext:value-type="float">
            <text:p>0.33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67.06" calcext:value-type="float">
            <text:p>67.06</text:p>
          </table:table-cell>
          <table:table-cell office:value-type="float" office:value="65.49" calcext:value-type="float">
            <text:p>65.49</text:p>
          </table:table-cell>
          <table:table-cell office:value-type="float" office:value="57.45" calcext:value-type="float">
            <text:p>57.45</text:p>
          </table:table-cell>
          <table:table-cell office:value-type="float" office:value="56.43" calcext:value-type="float">
            <text:p>56.43</text:p>
          </table:table-cell>
          <table:table-cell office:value-type="float" office:value="34.99" calcext:value-type="float">
            <text:p>34.99</text:p>
          </table:table-cell>
          <table:table-cell office:value-type="float" office:value="37.55" calcext:value-type="float">
            <text:p>37.55</text:p>
          </table:table-cell>
          <table:table-cell office:value-type="float" office:value="37.93" calcext:value-type="float">
            <text:p>37.93</text:p>
          </table:table-cell>
          <table:table-cell office:value-type="float" office:value="34.25" calcext:value-type="float">
            <text:p>34.25</text:p>
          </table:table-cell>
          <table:table-cell table:formula="of:=[.C4]/[.I4]" office:value-type="float" office:value="1.76799367255471" calcext:value-type="float">
            <text:p>1.77</text:p>
          </table:table-cell>
          <table:table-cell table:formula="of:=[.C4]/[.D4]" office:value-type="float" office:value="1.02397312566804" calcext:value-type="float">
            <text:p>1.02</text:p>
          </table:table-cell>
          <table:table-cell table:formula="of:=[.C4]/[.E4]" office:value-type="float" office:value="1.16727589208007" calcext:value-type="float">
            <text:p>1.17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98.38" calcext:value-type="float">
            <text:p>598.38</text:p>
          </table:table-cell>
          <table:table-cell office:value-type="float" office:value="566.04" calcext:value-type="float">
            <text:p>566.04</text:p>
          </table:table-cell>
          <table:table-cell office:value-type="float" office:value="561.76" calcext:value-type="float">
            <text:p>561.76</text:p>
          </table:table-cell>
          <table:table-cell office:value-type="float" office:value="556.58" calcext:value-type="float">
            <text:p>556.58</text:p>
          </table:table-cell>
          <table:table-cell office:value-type="float" office:value="258.55" calcext:value-type="float">
            <text:p>258.55</text:p>
          </table:table-cell>
          <table:table-cell office:value-type="float" office:value="259.77" calcext:value-type="float">
            <text:p>259.77</text:p>
          </table:table-cell>
          <table:table-cell office:value-type="float" office:value="269.53" calcext:value-type="float">
            <text:p>269.53</text:p>
          </table:table-cell>
          <table:table-cell office:value-type="float" office:value="262.01" calcext:value-type="float">
            <text:p>262.01</text:p>
          </table:table-cell>
          <table:table-cell table:formula="of:=[.C5]/[.I5]" office:value-type="float" office:value="2.22008681779394" calcext:value-type="float">
            <text:p>2.22</text:p>
          </table:table-cell>
          <table:table-cell table:formula="of:=[.C5]/[.D5]" office:value-type="float" office:value="1.05713377146491" calcext:value-type="float">
            <text:p>1.06</text:p>
          </table:table-cell>
          <table:table-cell table:formula="of:=[.C5]/[.E5]" office:value-type="float" office:value="1.0651879806323" calcext:value-type="float">
            <text:p>1.07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2.37" calcext:value-type="float">
            <text:p>72.37</text:p>
          </table:table-cell>
          <table:table-cell office:value-type="float" office:value="71.82" calcext:value-type="float">
            <text:p>71.82</text:p>
          </table:table-cell>
          <table:table-cell office:value-type="float" office:value="72.05" calcext:value-type="float">
            <text:p>72.05</text:p>
          </table:table-cell>
          <table:table-cell office:value-type="float" office:value="72.19" calcext:value-type="float">
            <text:p>72.19</text:p>
          </table:table-cell>
          <table:table-cell office:value-type="float" office:value="22.31" calcext:value-type="float">
            <text:p>22.31</text:p>
          </table:table-cell>
          <table:table-cell office:value-type="float" office:value="22.32" calcext:value-type="float">
            <text:p>22.32</text:p>
          </table:table-cell>
          <table:table-cell office:value-type="float" office:value="22.91" calcext:value-type="float">
            <text:p>22.91</text:p>
          </table:table-cell>
          <table:table-cell office:value-type="float" office:value="24.13" calcext:value-type="float">
            <text:p>24.13</text:p>
          </table:table-cell>
          <table:table-cell table:formula="of:=[.C6]/[.I6]" office:value-type="float" office:value="3.15888258402444" calcext:value-type="float">
            <text:p>3.16</text:p>
          </table:table-cell>
          <table:table-cell table:formula="of:=[.C6]/[.D6]" office:value-type="float" office:value="1.00765803397382" calcext:value-type="float">
            <text:p>1.01</text:p>
          </table:table-cell>
          <table:table-cell table:formula="of:=[.C6]/[.E6]" office:value-type="float" office:value="1.00444136016655" calcext:value-type="float">
            <text:p>1.00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4.17" calcext:value-type="float">
            <text:p>44.17</text:p>
          </table:table-cell>
          <table:table-cell office:value-type="float" office:value="42.81" calcext:value-type="float">
            <text:p>42.81</text:p>
          </table:table-cell>
          <table:table-cell office:value-type="float" office:value="43.18" calcext:value-type="float">
            <text:p>43.18</text:p>
          </table:table-cell>
          <table:table-cell office:value-type="float" office:value="42.92" calcext:value-type="float">
            <text:p>42.92</text:p>
          </table:table-cell>
          <table:table-cell office:value-type="float" office:value="19.31" calcext:value-type="float">
            <text:p>19.31</text:p>
          </table:table-cell>
          <table:table-cell office:value-type="float" office:value="20.11" calcext:value-type="float">
            <text:p>20.11</text:p>
          </table:table-cell>
          <table:table-cell office:value-type="float" office:value="20.14" calcext:value-type="float">
            <text:p>20.14</text:p>
          </table:table-cell>
          <table:table-cell office:value-type="float" office:value="20.77" calcext:value-type="float">
            <text:p>20.77</text:p>
          </table:table-cell>
          <table:table-cell table:formula="of:=[.C7]/[.I7]" office:value-type="float" office:value="2.19314796425025" calcext:value-type="float">
            <text:p>2.19</text:p>
          </table:table-cell>
          <table:table-cell table:formula="of:=[.C7]/[.D7]" office:value-type="float" office:value="1.03176827843962" calcext:value-type="float">
            <text:p>1.03</text:p>
          </table:table-cell>
          <table:table-cell table:formula="of:=[.C7]/[.E7]" office:value-type="float" office:value="1.02292728114868" calcext:value-type="float">
            <text:p>1.02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6.02" calcext:value-type="float">
            <text:p>6.02</text:p>
          </table:table-cell>
          <table:table-cell office:value-type="float" office:value="5.83" calcext:value-type="float">
            <text:p>5.83</text:p>
          </table:table-cell>
          <table:table-cell office:value-type="float" office:value="5.88" calcext:value-type="float">
            <text:p>5.88</text:p>
          </table:table-cell>
          <table:table-cell office:value-type="float" office:value="5.89" calcext:value-type="float">
            <text:p>5.89</text:p>
          </table:table-cell>
          <table:table-cell office:value-type="float" office:value="2.16" calcext:value-type="float">
            <text:p>2.16</text:p>
          </table:table-cell>
          <table:table-cell office:value-type="float" office:value="2.39" calcext:value-type="float">
            <text:p>2.39</text:p>
          </table:table-cell>
          <table:table-cell office:value-type="float" office:value="2.27" calcext:value-type="float">
            <text:p>2.27</text:p>
          </table:table-cell>
          <table:table-cell office:value-type="float" office:value="2.22" calcext:value-type="float">
            <text:p>2.22</text:p>
          </table:table-cell>
          <table:table-cell table:formula="of:=[.C8]/[.I8]" office:value-type="float" office:value="2.65198237885463" calcext:value-type="float">
            <text:p>2.65</text:p>
          </table:table-cell>
          <table:table-cell table:formula="of:=[.C8]/[.D8]" office:value-type="float" office:value="1.03259005145798" calcext:value-type="float">
            <text:p>1.03</text:p>
          </table:table-cell>
          <table:table-cell table:formula="of:=[.C8]/[.E8]" office:value-type="float" office:value="1.02380952380952" calcext:value-type="float">
            <text:p>1.02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7.29" calcext:value-type="float">
            <text:p>147.29</text:p>
          </table:table-cell>
          <table:table-cell office:value-type="float" office:value="128.12" calcext:value-type="float">
            <text:p>128.12</text:p>
          </table:table-cell>
          <table:table-cell office:value-type="float" office:value="160.92" calcext:value-type="float">
            <text:p>160.92</text:p>
          </table:table-cell>
          <table:table-cell office:value-type="float" office:value="145.48" calcext:value-type="float">
            <text:p>145.48</text:p>
          </table:table-cell>
          <table:table-cell office:value-type="float" office:value="156.43" calcext:value-type="float">
            <text:p>156.43</text:p>
          </table:table-cell>
          <table:table-cell office:value-type="float" office:value="142.01" calcext:value-type="float">
            <text:p>142.01</text:p>
          </table:table-cell>
          <table:table-cell office:value-type="float" office:value="141.99" calcext:value-type="float">
            <text:p>141.99</text:p>
          </table:table-cell>
          <table:table-cell office:value-type="float" office:value="152.32" calcext:value-type="float">
            <text:p>152.32</text:p>
          </table:table-cell>
          <table:table-cell table:formula="of:=[.C9]/[.I9]" office:value-type="float" office:value="1.03732657229382" calcext:value-type="float">
            <text:p>1.04</text:p>
          </table:table-cell>
          <table:table-cell table:formula="of:=[.C9]/[.D9]" office:value-type="float" office:value="1.14962535123322" calcext:value-type="float">
            <text:p>1.15</text:p>
          </table:table-cell>
          <table:table-cell table:formula="of:=[.C9]/[.E9]" office:value-type="float" office:value="0.915299527715635" calcext:value-type="float">
            <text:p>0.92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6.19" calcext:value-type="float">
            <text:p>6.19</text:p>
          </table:table-cell>
          <table:table-cell office:value-type="float" office:value="5.15" calcext:value-type="float">
            <text:p>5.15</text:p>
          </table:table-cell>
          <table:table-cell office:value-type="float" office:value="6.72" calcext:value-type="float">
            <text:p>6.72</text:p>
          </table:table-cell>
          <table:table-cell office:value-type="float" office:value="5.12" calcext:value-type="float">
            <text:p>5.12</text:p>
          </table:table-cell>
          <table:table-cell office:value-type="float" office:value="4.34" calcext:value-type="float">
            <text:p>4.34</text:p>
          </table:table-cell>
          <table:table-cell office:value-type="float" office:value="4.19" calcext:value-type="float">
            <text:p>4.19</text:p>
          </table:table-cell>
          <table:table-cell office:value-type="float" office:value="3.7" calcext:value-type="float">
            <text:p>3.70</text:p>
          </table:table-cell>
          <table:table-cell office:value-type="float" office:value="4.46" calcext:value-type="float">
            <text:p>4.46</text:p>
          </table:table-cell>
          <table:table-cell table:formula="of:=[.C10]/[.I10]" office:value-type="float" office:value="1.67297297297297" calcext:value-type="float">
            <text:p>1.67</text:p>
          </table:table-cell>
          <table:table-cell table:formula="of:=[.C10]/[.D10]" office:value-type="float" office:value="1.20194174757282" calcext:value-type="float">
            <text:p>1.20</text:p>
          </table:table-cell>
          <table:table-cell table:formula="of:=[.C10]/[.E10]" office:value-type="float" office:value="0.921130952380952" calcext:value-type="float">
            <text:p>0.92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09.97" calcext:value-type="float">
            <text:p>109.97</text:p>
          </table:table-cell>
          <table:table-cell office:value-type="float" office:value="91.66" calcext:value-type="float">
            <text:p>91.66</text:p>
          </table:table-cell>
          <table:table-cell office:value-type="float" office:value="152.59" calcext:value-type="float">
            <text:p>152.59</text:p>
          </table:table-cell>
          <table:table-cell office:value-type="float" office:value="159.4" calcext:value-type="float">
            <text:p>159.40</text:p>
          </table:table-cell>
          <table:table-cell office:value-type="float" office:value="83.95" calcext:value-type="float">
            <text:p>83.95</text:p>
          </table:table-cell>
          <table:table-cell office:value-type="float" office:value="79.08" calcext:value-type="float">
            <text:p>79.08</text:p>
          </table:table-cell>
          <table:table-cell office:value-type="float" office:value="80.17" calcext:value-type="float">
            <text:p>80.17</text:p>
          </table:table-cell>
          <table:table-cell office:value-type="float" office:value="80.6" calcext:value-type="float">
            <text:p>80.60</text:p>
          </table:table-cell>
          <table:table-cell table:formula="of:=[.C11]/[.I11]" office:value-type="float" office:value="1.37171011600349" calcext:value-type="float">
            <text:p>1.37</text:p>
          </table:table-cell>
          <table:table-cell table:formula="of:=[.C11]/[.D11]" office:value-type="float" office:value="1.19975998254419" calcext:value-type="float">
            <text:p>1.20</text:p>
          </table:table-cell>
          <table:table-cell table:formula="of:=[.C11]/[.E11]" office:value-type="float" office:value="0.720689429189331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82.02" calcext:value-type="float">
            <text:p>82.02</text:p>
          </table:table-cell>
          <table:table-cell office:value-type="float" office:value="67.2" calcext:value-type="float">
            <text:p>67.20</text:p>
          </table:table-cell>
          <table:table-cell office:value-type="float" office:value="238.62" calcext:value-type="float">
            <text:p>238.62</text:p>
          </table:table-cell>
          <table:table-cell office:value-type="float" office:value="223.91" calcext:value-type="float">
            <text:p>223.91</text:p>
          </table:table-cell>
          <table:table-cell office:value-type="float" office:value="132.22" calcext:value-type="float">
            <text:p>132.22</text:p>
          </table:table-cell>
          <table:table-cell office:value-type="float" office:value="118.2" calcext:value-type="float">
            <text:p>118.20</text:p>
          </table:table-cell>
          <table:table-cell office:value-type="float" office:value="122.6" calcext:value-type="float">
            <text:p>122.60</text:p>
          </table:table-cell>
          <table:table-cell office:value-type="float" office:value="118.23" calcext:value-type="float">
            <text:p>118.23</text:p>
          </table:table-cell>
          <table:table-cell table:formula="of:=[.C12]/[.I12]" office:value-type="float" office:value="0.669004893964111" calcext:value-type="float">
            <text:p>0.67</text:p>
          </table:table-cell>
          <table:table-cell table:formula="of:=[.C12]/[.D12]" office:value-type="float" office:value="1.22053571428571" calcext:value-type="float">
            <text:p>1.22</text:p>
          </table:table-cell>
          <table:table-cell table:formula="of:=[.C12]/[.E12]" office:value-type="float" office:value="0.343726426954991" calcext:value-type="float">
            <text:p>0.34</text:p>
          </table:table-cell>
        </table:table-row>
        <table:table-row table:style-name="ro1">
          <table:table-cell/>
          <table:table-cell table:style-name="Default" table:number-columns-repeated="9"/>
          <table:table-cell table:formula="of:=GEOMEAN([.K3:.K12])" office:value-type="float" office:value="1.73158737733213" calcext:value-type="float">
            <text:p>1.73</text:p>
          </table:table-cell>
          <table:table-cell table:formula="of:=GEOMEAN([.L3:.L12])" office:value-type="float" office:value="1.1008041462096" calcext:value-type="float">
            <text:p>1.10</text:p>
          </table:table-cell>
          <table:table-cell table:formula="of:=GEOMEAN([.M3:.M12])" office:value-type="float" office:value="0.785554112028562" calcext:value-type="float">
            <text:p>0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8:52:19.191247989</meta:creation-date>
    <dc:date>2019-10-15T13:24:25.391321251</dc:date>
    <meta:editing-duration>P2DT15H45M32S</meta:editing-duration>
    <meta:editing-cycles>2</meta:editing-cycles>
    <meta:generator>LibreOffice/6.1.4.2$Linux_X86_64 LibreOffice_project/10$Build-2</meta:generator>
    <meta:document-statistic meta:table-count="1" meta:cell-count="134" meta:object-count="0"/>
  </office:meta>
</office:document-meta>
</file>